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7.5516in" svg:height="4.8315in" svg:x="3.3799in" svg:y="6.0965in">
            <draw:object draw:notify-on-update-of-ranges="Sheet1_2.E1:Sheet1_2.E1 Sheet1_2.E2:Sheet1_2.E33 Sheet1_2.F2:Sheet1_2.F32 Sheet1_2.K1:Sheet1_2.K1 Sheet1_2.J2:Sheet1_2.J25 Sheet1_2.I2:Sheet1_2.I25 Sheet1_2.S1:Sheet1_2.S1 Sheet1_2.R2:Sheet1_2.R25 Sheet1_2.Q2:Sheet1_2.Q25 Sheet1_2.O22:Sheet1_2.O22 Sheet1_2.N23:Sheet1_2.N40 Sheet1_2.M23:Sheet1_2.M40 Sheet1_2.O1:Sheet1_2.O1 Sheet1_2.N2:Sheet1_2.N17 Sheet1_2.M2:Sheet1_2.M17 Sheet1_2.S29:Sheet1_2.S29 Sheet1_2.R30:Sheet1_2.R35 Sheet1_2.Q30:Sheet1_2.Q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5516in" svg:height="4.8315in" svg:x="3.7811in" svg:y="11.7331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 = 0.72427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 = 0.95031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 = 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0.85" calcext:value-type="float">
            <text:p>-0.8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0.85" calcext:value-type="float">
            <text:p>-0.8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0.85" calcext:value-type="float">
            <text:p>-0.8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0.6" calcext:value-type="float">
            <text:p>-0.6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0.8" calcext:value-type="float">
            <text:p>-0.8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55" calcext:value-type="float">
            <text:p>-0.5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8" calcext:value-type="float">
            <text:p>-0.8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5" calcext:value-type="float">
            <text:p>-0.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0.75" calcext:value-type="float">
            <text:p>-0.7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0.45" calcext:value-type="float">
            <text:p>-0.4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0.7" calcext:value-type="float">
            <text:p>-0.7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-0.7" calcext:value-type="float">
            <text:p>-0.7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-0.4" calcext:value-type="float">
            <text:p>-0.4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-0.7" calcext:value-type="float">
            <text:p>-0.7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65" calcext:value-type="float">
            <text:p>-0.6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65" calcext:value-type="float">
            <text:p>-0.6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6" calcext:value-type="float">
            <text:p>-0.6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.950316" calcext:value-type="float">
            <text:p>0.9503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 = 0.90396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90396" calcext:value-type="float">
            <text:p>0.9039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0396" calcext:value-type="float">
            <text:p>0.9039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90396" calcext:value-type="float">
            <text:p>0.9039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-0.6" calcext:value-type="float">
            <text:p>-0.6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 = 1.09989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0.35" calcext:value-type="float">
            <text:p>-0.35</text:p>
          </table:table-cell>
          <table:table-cell office:value-type="float" office:value="1.09989" calcext:value-type="float">
            <text:p>1.09989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-0.55" calcext:value-type="float">
            <text:p>-0.55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.09989" calcext:value-type="float">
            <text:p>1.0998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-0.3" calcext:value-type="float">
            <text:p>-0.3</text:p>
          </table:table-cell>
          <table:table-cell office:value-type="float" office:value="1.09989" calcext:value-type="float">
            <text:p>1.0998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65" calcext:value-type="float">
            <text:p>0.65</text:p>
          </table:table-cell>
          <table:table-cell office:value-type="float" office:value="-0.5" calcext:value-type="float">
            <text:p>-0.5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1.09989" calcext:value-type="float">
            <text:p>1.0998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1.09989" calcext:value-type="float">
            <text:p>1.0998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90396" calcext:value-type="float">
            <text:p>0.9039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09989" calcext:value-type="float">
            <text:p>1.0998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90396" calcext:value-type="float">
            <text:p>0.9039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.75" calcext:value-type="float">
            <text:p>0.75</text:p>
          </table:table-cell>
          <table:table-cell office:value-type="float" office:value="-0.3" calcext:value-type="float">
            <text:p>-0.3</text:p>
          </table:table-cell>
          <table:table-cell office:value-type="float" office:value="0.90396" calcext:value-type="float">
            <text:p>0.9039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0396" calcext:value-type="float">
            <text:p>0.9039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85" calcext:value-type="float">
            <text:p>-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55" calcext:value-type="float">
            <text:p>-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85" calcext:value-type="float">
            <text:p>-0.8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8" calcext:value-type="float">
            <text:p>-0.8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75" calcext:value-type="float">
            <text:p>-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5" calcext:value-type="float">
            <text:p>-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85" calcext:value-type="float">
            <text:p>-0.8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8" calcext:value-type="float">
            <text:p>-0.8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75" calcext:value-type="float">
            <text:p>-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7" calcext:value-type="float">
            <text:p>-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65" calcext:value-type="float">
            <text:p>-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6" calcext:value-type="float">
            <text:p>-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" calcext:value-type="float">
            <text:p>-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" calcext:value-type="float">
            <text:p>-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5" calcext:value-type="float">
            <text:p>-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" calcext:value-type="float">
            <text:p>-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8" calcext:value-type="float">
            <text:p>-0.8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75" calcext:value-type="float">
            <text:p>-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7" calcext:value-type="float">
            <text:p>-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65" calcext:value-type="float">
            <text:p>-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6" calcext:value-type="float">
            <text:p>-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5" calcext:value-type="float">
            <text:p>-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75" calcext:value-type="float">
            <text:p>-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7" calcext:value-type="float">
            <text:p>-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65" calcext:value-type="float">
            <text:p>-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6" calcext:value-type="float">
            <text:p>-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" calcext:value-type="float">
            <text:p>-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7" calcext:value-type="float">
            <text:p>-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65" calcext:value-type="float">
            <text:p>-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6" calcext:value-type="float">
            <text:p>-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5" calcext:value-type="float">
            <text:p>-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5" calcext:value-type="float">
            <text:p>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65" calcext:value-type="float">
            <text:p>-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6" calcext:value-type="float">
            <text:p>-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5" calcext:value-type="float">
            <text:p>-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6" calcext:value-type="float">
            <text:p>-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4" calcext:value-type="float">
            <text:p>-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5" calcext:value-type="float">
            <text:p>0.4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35" calcext:value-type="float">
            <text:p>-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5" calcext:value-type="float">
            <text:p>-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5" calcext:value-type="float">
            <text:p>0.2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5" calcext:value-type="float">
            <text:p>0.3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2" calcext:value-type="float">
            <text:p>-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5" calcext:value-type="float">
            <text:p>0.15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 office:value-type="float" office:value="0.724275" calcext:value-type="float">
            <text:p>0.724275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5" calcext:value-type="float">
            <text:p>-0.5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5" calcext:value-type="float">
            <text:p>-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5" calcext:value-type="float">
            <text:p>-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" calcext:value-type="float">
            <text:p>-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5" calcext:value-type="float">
            <text:p>-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5" calcext:value-type="float">
            <text:p>-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6" calcext:value-type="float">
            <text:p>-0.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5" calcext:value-type="float">
            <text:p>-0.5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" calcext:value-type="float">
            <text:p>-0.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5" calcext:value-type="float">
            <text:p>-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" calcext:value-type="float">
            <text:p>-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5" calcext:value-type="float">
            <text:p>-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" calcext:value-type="float">
            <text:p>-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5" calcext:value-type="float">
            <text:p>-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" calcext:value-type="float">
            <text:p>-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" calcext:value-type="float">
            <text:p>-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5" calcext:value-type="float">
            <text:p>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5" calcext:value-type="float">
            <text:p>-0.5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5" calcext:value-type="float">
            <text:p>-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5" calcext:value-type="float">
            <text:p>-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" calcext:value-type="float">
            <text:p>-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5" calcext:value-type="float">
            <text:p>-0.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5" calcext:value-type="float">
            <text:p>-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" calcext:value-type="float">
            <text:p>-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5" calcext:value-type="float">
            <text:p>-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" calcext:value-type="float">
            <text:p>-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5" calcext:value-type="float">
            <text:p>-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" calcext:value-type="float">
            <text:p>-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" calcext:value-type="float">
            <text:p>-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5" calcext:value-type="float">
            <text:p>-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5" calcext:value-type="float">
            <text:p>-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5" calcext:value-type="float">
            <text:p>-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5" calcext:value-type="float">
            <text:p>-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5" calcext:value-type="float">
            <text:p>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4" calcext:value-type="float">
            <text:p>-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5" calcext:value-type="float">
            <text:p>-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" calcext:value-type="float">
            <text:p>-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5" calcext:value-type="float">
            <text:p>-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" calcext:value-type="float">
            <text:p>-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" calcext:value-type="float">
            <text:p>-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" calcext:value-type="float">
            <text:p>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5" calcext:value-type="float">
            <text:p>-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5" calcext:value-type="float">
            <text:p>-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" calcext:value-type="float">
            <text:p>-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.950316" calcext:value-type="float">
            <text:p>0.95031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5" calcext:value-type="float">
            <text:p>-0.6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5" calcext:value-type="float">
            <text:p>-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5" calcext:value-type="float">
            <text:p>-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5" calcext:value-type="float">
            <text:p>-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" calcext:value-type="float">
            <text:p>-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5" calcext:value-type="float">
            <text:p>-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5" calcext:value-type="float">
            <text:p>-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6" calcext:value-type="float">
            <text:p>-0.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5" calcext:value-type="float">
            <text:p>-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" calcext:value-type="float">
            <text:p>-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5" calcext:value-type="float">
            <text:p>-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" calcext:value-type="float">
            <text:p>-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5" calcext:value-type="float">
            <text:p>-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" calcext:value-type="float">
            <text:p>-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5" calcext:value-type="float">
            <text:p>-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" calcext:value-type="float">
            <text:p>-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" calcext:value-type="float">
            <text:p>-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5" calcext:value-type="float">
            <text:p>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" calcext:value-type="float">
            <text:p>-0.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5" calcext:value-type="float">
            <text:p>-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5" calcext:value-type="float">
            <text:p>-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5" calcext:value-type="float">
            <text:p>-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" calcext:value-type="float">
            <text:p>-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6" calcext:value-type="float">
            <text:p>-0.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55" calcext:value-type="float">
            <text:p>-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5" calcext:value-type="float">
            <text:p>-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5" calcext:value-type="float">
            <text:p>-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" calcext:value-type="float">
            <text:p>-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5" calcext:value-type="float">
            <text:p>-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" calcext:value-type="float">
            <text:p>-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5" calcext:value-type="float">
            <text:p>-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" calcext:value-type="float">
            <text:p>-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" calcext:value-type="float">
            <text:p>-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5" calcext:value-type="float">
            <text:p>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5" calcext:value-type="float">
            <text:p>-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" calcext:value-type="float">
            <text:p>-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5" calcext:value-type="float">
            <text:p>-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5" calcext:value-type="float">
            <text:p>-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5" calcext:value-type="float">
            <text:p>-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5" calcext:value-type="float">
            <text:p>-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45" calcext:value-type="float">
            <text:p>-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4" calcext:value-type="float">
            <text:p>-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5" calcext:value-type="float">
            <text:p>-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" calcext:value-type="float">
            <text:p>-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5" calcext:value-type="float">
            <text:p>-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" calcext:value-type="float">
            <text:p>-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" calcext:value-type="float">
            <text:p>-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" calcext:value-type="float">
            <text:p>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5" calcext:value-type="float">
            <text:p>-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5" calcext:value-type="float">
            <text:p>-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5" calcext:value-type="float">
            <text:p>-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" calcext:value-type="float">
            <text:p>-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" calcext:value-type="float">
            <text:p>-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" calcext:value-type="float">
            <text:p>-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5" calcext:value-type="float">
            <text:p>-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15" calcext:value-type="float">
            <text:p>-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5" calcext:value-type="float">
            <text:p>-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0.90396" calcext:value-type="float">
            <text:p>0.90396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85" calcext:value-type="float">
            <text:p>-0.8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8" calcext:value-type="float">
            <text:p>-0.8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7" calcext:value-type="float">
            <text:p>-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5" calcext:value-type="float">
            <text:p>-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8" calcext:value-type="float">
            <text:p>-0.8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7" calcext:value-type="float">
            <text:p>-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65" calcext:value-type="float">
            <text:p>-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6" calcext:value-type="float">
            <text:p>-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5" calcext:value-type="float">
            <text:p>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" calcext:value-type="float">
            <text:p>-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5" calcext:value-type="float">
            <text:p>-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" calcext:value-type="float">
            <text:p>-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7" calcext:value-type="float">
            <text:p>-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65" calcext:value-type="float">
            <text:p>-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6" calcext:value-type="float">
            <text:p>-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5" calcext:value-type="float">
            <text:p>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7" calcext:value-type="float">
            <text:p>-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65" calcext:value-type="float">
            <text:p>-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6" calcext:value-type="float">
            <text:p>-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7" calcext:value-type="float">
            <text:p>-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65" calcext:value-type="float">
            <text:p>-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6" calcext:value-type="float">
            <text:p>-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5" calcext:value-type="float">
            <text:p>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65" calcext:value-type="float">
            <text:p>-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6" calcext:value-type="float">
            <text:p>-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5" calcext:value-type="float">
            <text:p>-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5" calcext:value-type="float">
            <text:p>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4" calcext:value-type="float">
            <text:p>-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35" calcext:value-type="float">
            <text:p>-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5" calcext:value-type="float">
            <text:p>0.3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15" calcext:value-type="float">
            <text:p>-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5" calcext:value-type="float">
            <text:p>0.2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office:value-type="float" office:value="0.750201" calcext:value-type="float">
            <text:p>0.750201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5" calcext:value-type="float">
            <text:p>-0.3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" calcext:value-type="float">
            <text:p>-0.3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5" calcext:value-type="float">
            <text:p>-0.2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5" calcext:value-type="float">
            <text:p>-0.1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5" calcext:value-type="float">
            <text:p>-0.0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" calcext:value-type="float">
            <text:p>-0.3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5" calcext:value-type="float">
            <text:p>-0.2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" calcext:value-type="float">
            <text:p>-0.2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5" calcext:value-type="float">
            <text:p>-0.1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" calcext:value-type="float">
            <text:p>-0.1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5" calcext:value-type="float">
            <text:p>-0.0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5" calcext:value-type="float">
            <text:p>-0.1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5" calcext:value-type="float">
            <text:p>-0.0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63278E-016" calcext:value-type="float">
            <text:p>7.63278E-016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09989" calcext:value-type="float">
            <text:p>1.09989</text:p>
          </table:table-cell>
          <table:table-cell table:number-columns-repeated="16"/>
        </table:table-row>
      </table:table>
      <table:table table:name="Sheet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0:20:56.675358468</meta:creation-date>
    <dc:date>2016-11-16T01:03:27.155061015</dc:date>
    <meta:editing-duration>PT27M20S</meta:editing-duration>
    <meta:editing-cycles>1</meta:editing-cycles>
    <meta:document-statistic meta:table-count="2" meta:cell-count="4938" meta:object-count="2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82cm" svg:height="12.273cm" xlink:href="." xlink:type="simple" chart:class="chart:radar" chart:style-name="ch1">
        <chart:title svg:x="6.134cm" svg:y="0.381cm" chart:style-name="ch2">
          <text:p>Min/Max X-Y Reach by Z position </text:p>
        </chart:title>
        <chart:legend chart:legend-position="end" svg:x="16.389cm" svg:y="4.592cm" style:legend-expansion="high" chart:style-name="ch3"/>
        <chart:plot-area chart:style-name="ch4" chart:data-source-has-labels="both" svg:x="1.394cm" svg:y="1.431cm" svg:width="14.613cm" svg:height="9.616cm">
          <chartooo:coordinate-region svg:x="4.931cm" svg:y="2.47cm" svg:width="7.539cm" svg:height="7.539cm"/>
          <chart:axis chart:dimension="x" chart:name="primary-x" chart:style-name="ch5" chartooo:axis-type="auto">
            <chartooo:date-scale/>
            <chart:title svg:x="7.928cm" svg:y="11.292cm" chart:style-name="ch6">
              <text:p>X position</text:p>
            </chart:title>
            <chart:categories table:cell-range-address="local-table.$A$2:.$A$33"/>
          </chart:axis>
          <chart:axis chart:dimension="y" chart:name="primary-y" chart:style-name="ch5">
            <chart:title svg:x="0.451cm" svg:y="6.997cm" chart:style-name="ch7">
              <text:p>Y position</text:p>
            </chart:title>
            <chart:grid chart:style-name="ch8" chart:class="major"/>
          </chart:axis>
          <chart:series chart:style-name="ch9" chart:values-cell-range-address="local-table.$B$2:.$B$33" chart:label-cell-address="local-table.$B$1" chart:class="chart:radar">
            <chart:data-point chart:repeated="32"/>
          </chart:series>
          <chart:series chart:style-name="ch10" chart:values-cell-range-address="local-table.$C$2:.$C$33" chart:label-cell-address="local-table.$C$1" chart:class="chart:radar">
            <chart:data-point chart:repeated="32"/>
          </chart:series>
          <chart:series chart:style-name="ch11" chart:values-cell-range-address="local-table.$D$2:.$D$33" chart:label-cell-address="local-table.$D$1" chart:class="chart:radar">
            <chart:data-point chart:repeated="32"/>
          </chart:series>
          <chart:series chart:style-name="ch12" chart:values-cell-range-address="local-table.$E$2:.$E$33" chart:label-cell-address="local-table.$E$1" chart:class="chart:radar">
            <chart:data-point chart:repeated="32"/>
          </chart:series>
          <chart:series chart:style-name="ch13" chart:values-cell-range-address="local-table.$F$2:.$F$33" chart:label-cell-address="local-table.$F$1" chart:class="chart:radar">
            <chart:data-point chart:repeated="32"/>
          </chart:series>
          <chart:series chart:style-name="ch14" chart:values-cell-range-address="local-table.$G$2:.$G$33" chart:label-cell-address="local-table.$G$1" chart:class="chart:radar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= 0</text:p>
              </table:table-cell>
              <table:table-cell office:value-type="string">
                <text:p>Z = 0.724275</text:p>
              </table:table-cell>
              <table:table-cell office:value-type="string">
                <text:p>Z = 0.750201</text:p>
              </table:table-cell>
              <table:table-cell office:value-type="string">
                <text:p>Z = 0.903960</text:p>
              </table:table-cell>
              <table:table-cell office:value-type="string">
                <text:p>Z = 0.950316</text:p>
              </table:table-cell>
              <table:table-cell office:value-type="string">
                <text:p>Z = 1.099893</text:p>
              </table:table-cell>
            </table:table-row>
          </table:table-header-rows>
          <table:table-rows>
            <table:table-row>
              <table:table-cell office:value-type="string">
                <text:p>0.4</text:p>
              </table:table-cell>
              <table:table-cell office:value-type="float" office:value="-1.1">
                <text:p>-1.1</text:p>
              </table:table-cell>
              <table:table-cell office:value-type="float" office:value="-0.85">
                <text:p>-0.85</text:p>
              </table:table-cell>
              <table:table-cell office:value-type="float" office:value="-0.85">
                <text:p>-0.85</text:p>
              </table:table-cell>
              <table:table-cell office:value-type="float" office:value="-0.7">
                <text:p>-0.7</text:p>
              </table:table-cell>
              <table:table-cell office:value-type="float" office:value="-0.65">
                <text:p>-0.6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95">
                <text:p>0.95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-1.1">
                <text:p>-1.1</text:p>
              </table:table-cell>
              <table:table-cell office:value-type="float" office:value="-0.85">
                <text:p>-0.85</text:p>
              </table:table-cell>
              <table:table-cell office:value-type="float" office:value="-0.8">
                <text:p>-0.8</text:p>
              </table:table-cell>
              <table:table-cell office:value-type="float" office:value="-0.65">
                <text:p>-0.65</text:p>
              </table:table-cell>
              <table:table-cell office:value-type="float" office:value="-0.6">
                <text:p>-0.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0.95">
                <text:p>0.95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65">
                <text:p>0.65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-1.05">
                <text:p>-1.05</text:p>
              </table:table-cell>
              <table:table-cell office:value-type="float" office:value="-0.8">
                <text:p>-0.8</text:p>
              </table:table-cell>
              <table:table-cell office:value-type="float" office:value="-0.8">
                <text:p>-0.8</text:p>
              </table:table-cell>
              <table:table-cell office:value-type="float" office:value="-0.65">
                <text:p>-0.65</text:p>
              </table:table-cell>
              <table:table-cell office:value-type="float" office:value="-0.55">
                <text:p>-0.5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-1.05">
                <text:p>-1.05</text:p>
              </table:table-cell>
              <table:table-cell office:value-type="float" office:value="-0.8">
                <text:p>-0.8</text:p>
              </table:table-cell>
              <table:table-cell office:value-type="float" office:value="-0.75">
                <text:p>-0.75</text:p>
              </table:table-cell>
              <table:table-cell office:value-type="float" office:value="-0.6">
                <text:p>-0.6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-1">
                <text:p>-1</text:p>
              </table:table-cell>
              <table:table-cell office:value-type="float" office:value="-0.75">
                <text:p>-0.75</text:p>
              </table:table-cell>
              <table:table-cell office:value-type="float" office:value="-0.7">
                <text:p>-0.7</text:p>
              </table:table-cell>
              <table:table-cell office:value-type="float" office:value="-0.55">
                <text:p>-0.55</text:p>
              </table:table-cell>
              <table:table-cell office:value-type="float" office:value="-0.45">
                <text:p>-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95">
                <text:p>0.95</text:p>
              </table:table-cell>
              <table:table-cell office:value-type="float" office:value="0.75">
                <text:p>0.75</text:p>
              </table:table-cell>
              <table:table-cell office:value-type="float" office:value="0.7">
                <text:p>0.7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-1">
                <text:p>-1</text:p>
              </table:table-cell>
              <table:table-cell office:value-type="float" office:value="-0.7">
                <text:p>-0.7</text:p>
              </table:table-cell>
              <table:table-cell office:value-type="float" office:value="-0.7">
                <text:p>-0.7</text:p>
              </table:table-cell>
              <table:table-cell office:value-type="float" office:value="-0.5">
                <text:p>-0.5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0.95">
                <text:p>0.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-0.95">
                <text:p>-0.95</text:p>
              </table:table-cell>
              <table:table-cell office:value-type="float" office:value="-0.65">
                <text:p>-0.65</text:p>
              </table:table-cell>
              <table:table-cell office:value-type="float" office:value="-0.65">
                <text:p>-0.65</text:p>
              </table:table-cell>
              <table:table-cell office:value-type="float" office:value="-0.4">
                <text:p>-0.4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0.95">
                <text:p>0.95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-0.9">
                <text:p>-0.9</text:p>
              </table:table-cell>
              <table:table-cell office:value-type="float" office:value="-0.6">
                <text:p>-0.6</text:p>
              </table:table-cell>
              <table:table-cell office:value-type="float" office:value="-0.55">
                <text:p>-0.55</text:p>
              </table:table-cell>
              <table:table-cell office:value-type="float" office:value="-0.3">
                <text:p>-0.3</text:p>
              </table:table-cell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0.85">
                <text:p>-0.85</text:p>
              </table:table-cell>
              <table:table-cell office:value-type="float" office:value="-0.55">
                <text:p>-0.55</text:p>
              </table:table-cell>
              <table:table-cell office:value-type="float" office:value="-0.5">
                <text:p>-0.5</text:p>
              </table:table-cell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-0.8">
                <text:p>-0.8</text:p>
              </table:table-cell>
              <table:table-cell office:value-type="float" office:value="-0.45">
                <text:p>-0.45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-0.75">
                <text:p>-0.75</text:p>
              </table:table-cell>
              <table:table-cell office:value-type="float" office:value="-0.35">
                <text:p>-0.35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-0.7">
                <text:p>-0.7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-0.65">
                <text:p>-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-3.35">
                <text:p>-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-0.55">
                <text:p>-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-0.45">
                <text:p>-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82cm" svg:height="12.273cm" xlink:href=".." xlink:type="simple" chart:class="chart:scatter" chart:style-name="ch1">
        <chart:title svg:x="6.134cm" svg:y="0.381cm" chart:style-name="ch2">
          <text:p>Min/Max X-Y Reach by Z position </text:p>
        </chart:title>
        <chart:legend chart:legend-position="end" svg:x="16.389cm" svg:y="4.592cm" style:legend-expansion="high" chart:style-name="ch3"/>
        <chart:plot-area chart:style-name="ch4" table:cell-range-address="Sheet1_2.E1:Sheet1_2.E33 Sheet1_2.F2:Sheet1_2.F32 Sheet1_2.K1:Sheet1_2.K1 Sheet1_2.J2:Sheet1_2.J25 Sheet1_2.S1:Sheet1_2.S1 Sheet1_2.R2:Sheet1_2.R25 Sheet1_2.O22:Sheet1_2.O22 Sheet1_2.N23:Sheet1_2.N40 Sheet1_2.O1:Sheet1_2.O1 Sheet1_2.N2:Sheet1_2.N17 Sheet1_2.S29:Sheet1_2.S29 Sheet1_2.R30:Sheet1_2.R35" chart:data-source-has-labels="row" svg:x="1.394cm" svg:y="1.431cm" svg:width="14.613cm" svg:height="9.616cm">
          <chartooo:coordinate-region svg:x="2.228cm" svg:y="1.63cm" svg:width="13.539cm" svg:height="9.218cm"/>
          <chart:axis chart:dimension="x" chart:name="primary-x" chart:style-name="ch5">
            <chart:title svg:x="7.928cm" svg:y="11.292cm" chart:style-name="ch6">
              <text:p>X position</text:p>
            </chart:title>
          </chart:axis>
          <chart:axis chart:dimension="y" chart:name="primary-y" chart:style-name="ch5">
            <chart:title svg:x="0.451cm" svg:y="6.997cm" chart:style-name="ch7">
              <text:p>Y position</text:p>
            </chart:title>
            <chart:grid chart:style-name="ch8" chart:class="major"/>
          </chart:axis>
          <chart:series chart:style-name="ch9" chart:values-cell-range-address="Sheet1_2.F2:Sheet1_2.F32" chart:label-cell-address="&quot;Z = 0&quot;" chart:class="chart:scatter">
            <chart:domain table:cell-range-address="Sheet1_2.E2:Sheet1_2.E33"/>
            <chart:data-point chart:repeated="32"/>
          </chart:series>
          <chart:series chart:style-name="ch10" chart:values-cell-range-address="Sheet1_2.J2:Sheet1_2.J25" chart:label-cell-address="Sheet1_2.K1:Sheet1_2.K1" chart:class="chart:scatter">
            <chart:domain table:cell-range-address="Sheet1_2.I2:Sheet1_2.I25"/>
            <chart:data-point chart:repeated="24"/>
          </chart:series>
          <chart:series chart:style-name="ch11" chart:values-cell-range-address="Sheet1_2.R2:Sheet1_2.R25" chart:label-cell-address="Sheet1_2.S1:Sheet1_2.S1" chart:class="chart:scatter">
            <chart:domain table:cell-range-address="Sheet1_2.Q2:Sheet1_2.Q25"/>
            <chart:data-point chart:repeated="24"/>
          </chart:series>
          <chart:series chart:style-name="ch12" chart:values-cell-range-address="Sheet1_2.N23:Sheet1_2.N40" chart:label-cell-address="Sheet1_2.O22:Sheet1_2.O22" chart:class="chart:scatter">
            <chart:domain table:cell-range-address="Sheet1_2.M23:Sheet1_2.M40"/>
            <chart:data-point chart:repeated="18"/>
          </chart:series>
          <chart:series chart:style-name="ch13" chart:values-cell-range-address="Sheet1_2.N2:Sheet1_2.N17" chart:label-cell-address="Sheet1_2.O1:Sheet1_2.O1" chart:class="chart:scatter">
            <chart:domain table:cell-range-address="Sheet1_2.M2:Sheet1_2.M17"/>
            <chart:data-point chart:repeated="16"/>
          </chart:series>
          <chart:series chart:style-name="ch14" chart:values-cell-range-address="Sheet1_2.R30:Sheet1_2.R35" chart:label-cell-address="Sheet1_2.S29:Sheet1_2.S29" chart:class="chart:scatter">
            <chart:domain table:cell-range-address="Sheet1_2.Q30:Sheet1_2.Q35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Z = 0</text:p>
              </table:table-cell>
              <table:table-cell office:value-type="string">
                <text:p>Column I</text:p>
              </table:table-cell>
              <table:table-cell office:value-type="string">
                <text:p>Z = 0.724275</text:p>
                <draw:g>
                  <svg:desc>Sheet1_2.K1:Sheet1_2.K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Z = 0.750201</text:p>
                <draw:g>
                  <svg:desc>Sheet1_2.S1:Sheet1_2.S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Z = 0.903960</text:p>
                <draw:g>
                  <svg:desc>Sheet1_2.O22:Sheet1_2.O2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Z = 0.950316</text:p>
                <draw:g>
                  <svg:desc>Sheet1_2.O1:Sheet1_2.O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Z = 1.099893</text:p>
                <draw:g>
                  <svg:desc>Sheet1_2.S29:Sheet1_2.S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_2.E2:Sheet1_2.E33</svg:desc>
                </draw:g>
              </table:table-cell>
              <table:table-cell office:value-type="float" office:value="-1.1">
                <text:p>-1.1</text:p>
                <draw:g>
                  <svg:desc>Sheet1_2.F2:Sheet1_2.F32</svg:desc>
                </draw:g>
              </table:table-cell>
              <table:table-cell office:value-type="float" office:value="0.4">
                <text:p>0.4</text:p>
                <draw:g>
                  <svg:desc>Sheet1_2.I2:Sheet1_2.I25</svg:desc>
                </draw:g>
              </table:table-cell>
              <table:table-cell office:value-type="float" office:value="-0.85">
                <text:p>-0.85</text:p>
                <draw:g>
                  <svg:desc>Sheet1_2.J2:Sheet1_2.J25</svg:desc>
                </draw:g>
              </table:table-cell>
              <table:table-cell office:value-type="float" office:value="0.4">
                <text:p>0.4</text:p>
                <draw:g>
                  <svg:desc>Sheet1_2.Q2:Sheet1_2.Q25</svg:desc>
                </draw:g>
              </table:table-cell>
              <table:table-cell office:value-type="float" office:value="-0.85">
                <text:p>-0.85</text:p>
                <draw:g>
                  <svg:desc>Sheet1_2.R2:Sheet1_2.R25</svg:desc>
                </draw:g>
              </table:table-cell>
              <table:table-cell office:value-type="float" office:value="0.4">
                <text:p>0.4</text:p>
                <draw:g>
                  <svg:desc>Sheet1_2.M23:Sheet1_2.M40</svg:desc>
                </draw:g>
              </table:table-cell>
              <table:table-cell office:value-type="float" office:value="-0.7">
                <text:p>-0.7</text:p>
                <draw:g>
                  <svg:desc>Sheet1_2.N23:Sheet1_2.N40</svg:desc>
                </draw:g>
              </table:table-cell>
              <table:table-cell office:value-type="float" office:value="0.4">
                <text:p>0.4</text:p>
                <draw:g>
                  <svg:desc>Sheet1_2.M2:Sheet1_2.M17</svg:desc>
                </draw:g>
              </table:table-cell>
              <table:table-cell office:value-type="float" office:value="-0.65">
                <text:p>-0.65</text:p>
                <draw:g>
                  <svg:desc>Sheet1_2.N2:Sheet1_2.N17</svg:desc>
                </draw:g>
              </table:table-cell>
              <table:table-cell office:value-type="float" office:value="0.4">
                <text:p>0.4</text:p>
                <draw:g>
                  <svg:desc>Sheet1_2.Q30:Sheet1_2.Q35</svg:desc>
                </draw:g>
              </table:table-cell>
              <table:table-cell office:value-type="float" office:value="-0.35">
                <text:p>-0.35</text:p>
                <draw:g>
                  <svg:desc>Sheet1_2.R30:Sheet1_2.R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95">
                <text:p>0.95</text:p>
              </table:table-cell>
              <table:table-cell office:value-type="float" office:value="0.4">
                <text:p>0.4</text:p>
              </table:table-cell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65">
                <text:p>0.65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">
                <text:p>0.45</text:p>
              </table:table-cell>
              <table:table-cell office:value-type="float" office:value="-1.1">
                <text:p>-1.1</text:p>
              </table:table-cell>
              <table:table-cell office:value-type="float" office:value="0.45">
                <text:p>0.45</text:p>
              </table:table-cell>
              <table:table-cell office:value-type="float" office:value="-0.85">
                <text:p>-0.85</text:p>
              </table:table-cell>
              <table:table-cell office:value-type="float" office:value="0.45">
                <text:p>0.45</text:p>
              </table:table-cell>
              <table:table-cell office:value-type="float" office:value="-0.8">
                <text:p>-0.8</text:p>
              </table:table-cell>
              <table:table-cell office:value-type="float" office:value="0.45">
                <text:p>0.45</text:p>
              </table:table-cell>
              <table:table-cell office:value-type="float" office:value="-0.65">
                <text:p>-0.65</text:p>
              </table:table-cell>
              <table:table-cell office:value-type="float" office:value="0.45">
                <text:p>0.45</text:p>
              </table:table-cell>
              <table:table-cell office:value-type="float" office:value="-0.6">
                <text:p>-0.6</text:p>
              </table:table-cell>
              <table:table-cell office:value-type="float" office:value="0.45">
                <text:p>0.4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95">
                <text:p>0.95</text:p>
              </table:table-cell>
              <table:table-cell office:value-type="float" office:value="0.45">
                <text:p>0.45</text:p>
              </table:table-cell>
              <table:table-cell office:value-type="float" office:value="0.85">
                <text:p>0.85</text:p>
              </table:table-cell>
              <table:table-cell office:value-type="float" office:value="0.45">
                <text:p>0.45</text:p>
              </table:table-cell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0.65">
                <text:p>0.65</text:p>
              </table:table-cell>
              <table:table-cell office:value-type="float" office:value="0.45">
                <text:p>0.45</text:p>
              </table:table-cell>
              <table:table-cell office:value-type="float" office:value="0.6">
                <text:p>0.6</text:p>
              </table:table-cell>
              <table:table-cell office:value-type="float" office:value="0.45">
                <text:p>0.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1.05">
                <text:p>-1.05</text:p>
              </table:table-cell>
              <table:table-cell office:value-type="float" office:value="0.5">
                <text:p>0.5</text:p>
              </table:table-cell>
              <table:table-cell office:value-type="float" office:value="-0.8">
                <text:p>-0.8</text:p>
              </table:table-cell>
              <table:table-cell office:value-type="float" office:value="0.5">
                <text:p>0.5</text:p>
              </table:table-cell>
              <table:table-cell office:value-type="float" office:value="-0.8">
                <text:p>-0.8</text:p>
              </table:table-cell>
              <table:table-cell office:value-type="float" office:value="0.5">
                <text:p>0.5</text:p>
              </table:table-cell>
              <table:table-cell office:value-type="float" office:value="-0.65">
                <text:p>-0.65</text:p>
              </table:table-cell>
              <table:table-cell office:value-type="float" office:value="0.5">
                <text:p>0.5</text:p>
              </table:table-cell>
              <table:table-cell office:value-type="float" office:value="-0.55">
                <text:p>-0.55</text:p>
              </table:table-cell>
              <table:table-cell office:value-type="float" office:value="0.5">
                <text:p>0.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65">
                <text:p>0.6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-1.05">
                <text:p>-1.05</text:p>
              </table:table-cell>
              <table:table-cell office:value-type="float" office:value="0.55">
                <text:p>0.55</text:p>
              </table:table-cell>
              <table:table-cell office:value-type="float" office:value="-0.8">
                <text:p>-0.8</text:p>
              </table:table-cell>
              <table:table-cell office:value-type="float" office:value="0.55">
                <text:p>0.55</text:p>
              </table:table-cell>
              <table:table-cell office:value-type="float" office:value="-0.75">
                <text:p>-0.75</text:p>
              </table:table-cell>
              <table:table-cell office:value-type="float" office:value="0.55">
                <text:p>0.55</text:p>
              </table:table-cell>
              <table:table-cell office:value-type="float" office:value="-0.6">
                <text:p>-0.6</text:p>
              </table:table-cell>
              <table:table-cell office:value-type="float" office:value="0.55">
                <text:p>0.55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  <table:table-cell office:value-type="float" office:value="-0.75">
                <text:p>-0.75</text:p>
              </table:table-cell>
              <table:table-cell office:value-type="float" office:value="0.6">
                <text:p>0.6</text:p>
              </table:table-cell>
              <table:table-cell office:value-type="float" office:value="-0.7">
                <text:p>-0.7</text:p>
              </table:table-cell>
              <table:table-cell office:value-type="float" office:value="0.6">
                <text:p>0.6</text:p>
              </table:table-cell>
              <table:table-cell office:value-type="float" office:value="-0.55">
                <text:p>-0.55</text:p>
              </table:table-cell>
              <table:table-cell office:value-type="float" office:value="0.6">
                <text:p>0.6</text:p>
              </table:table-cell>
              <table:table-cell office:value-type="float" office:value="-0.45">
                <text:p>-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95">
                <text:p>0.9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-1">
                <text:p>-1</text:p>
              </table:table-cell>
              <table:table-cell office:value-type="float" office:value="0.65">
                <text:p>0.65</text:p>
              </table:table-cell>
              <table:table-cell office:value-type="float" office:value="-0.7">
                <text:p>-0.7</text:p>
              </table:table-cell>
              <table:table-cell office:value-type="float" office:value="0.65">
                <text:p>0.65</text:p>
              </table:table-cell>
              <table:table-cell office:value-type="float" office:value="-0.7">
                <text:p>-0.7</text:p>
              </table:table-cell>
              <table:table-cell office:value-type="float" office:value="0.65">
                <text:p>0.65</text:p>
              </table:table-cell>
              <table:table-cell office:value-type="float" office:value="-0.5">
                <text:p>-0.5</text:p>
              </table:table-cell>
              <table:table-cell office:value-type="float" office:value="0.65">
                <text:p>0.65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95">
                <text:p>0.95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5">
                <text:p>0.5</text:p>
              </table:table-cell>
              <table:table-cell office:value-type="float" office:value="0.65">
                <text:p>0.6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-0.95">
                <text:p>-0.95</text:p>
              </table:table-cell>
              <table:table-cell office:value-type="float" office:value="0.7">
                <text:p>0.7</text:p>
              </table:table-cell>
              <table:table-cell office:value-type="float" office:value="-0.65">
                <text:p>-0.65</text:p>
              </table:table-cell>
              <table:table-cell office:value-type="float" office:value="0.7">
                <text:p>0.7</text:p>
              </table:table-cell>
              <table:table-cell office:value-type="float" office:value="-0.65">
                <text:p>-0.65</text:p>
              </table:table-cell>
              <table:table-cell office:value-type="float" office:value="0.7">
                <text:p>0.7</text:p>
              </table:table-cell>
              <table:table-cell office:value-type="float" office:value="-0.4">
                <text:p>-0.4</text:p>
              </table:table-cell>
              <table:table-cell office:value-type="float" office:value="0.7">
                <text:p>0.7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95">
                <text:p>0.9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-0.9">
                <text:p>-0.9</text:p>
              </table:table-cell>
              <table:table-cell office:value-type="float" office:value="0.75">
                <text:p>0.75</text:p>
              </table:table-cell>
              <table:table-cell office:value-type="float" office:value="-0.6">
                <text:p>-0.6</text:p>
              </table:table-cell>
              <table:table-cell office:value-type="float" office:value="0.75">
                <text:p>0.75</text:p>
              </table:table-cell>
              <table:table-cell office:value-type="float" office:value="-0.55">
                <text:p>-0.55</text:p>
              </table:table-cell>
              <table:table-cell office:value-type="float" office:value="0.75">
                <text:p>0.75</text:p>
              </table:table-cell>
              <table:table-cell office:value-type="float" office:value="-0.3">
                <text:p>-0.3</text:p>
              </table:table-cell>
              <table:table-cell office:value-type="float" office:value="0.75">
                <text:p>0.75</text:p>
              </table:table-cell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75">
                <text:p>0.7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0.85">
                <text:p>-0.85</text:p>
              </table:table-cell>
              <table:table-cell office:value-type="float" office:value="0.8">
                <text:p>0.8</text:p>
              </table:table-cell>
              <table:table-cell office:value-type="float" office:value="-0.55">
                <text:p>-0.55</text:p>
              </table:table-cell>
              <table:table-cell office:value-type="float" office:value="0.8">
                <text:p>0.8</text:p>
              </table:table-cell>
              <table:table-cell office:value-type="float" office:value="-0.5">
                <text:p>-0.5</text:p>
              </table:table-cell>
              <table:table-cell office:value-type="float" office:value="0.8">
                <text:p>0.8</text:p>
              </table:table-cell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">
                <text:p>0.85</text:p>
              </table:table-cell>
              <table:table-cell office:value-type="float" office:value="-0.8">
                <text:p>-0.8</text:p>
              </table:table-cell>
              <table:table-cell office:value-type="float" office:value="0.85">
                <text:p>0.85</text:p>
              </table:table-cell>
              <table:table-cell office:value-type="float" office:value="-0.45">
                <text:p>-0.45</text:p>
              </table:table-cell>
              <table:table-cell office:value-type="float" office:value="0.85">
                <text:p>0.85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45">
                <text:p>0.45</text:p>
              </table:table-cell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-0.75">
                <text:p>-0.75</text:p>
              </table:table-cell>
              <table:table-cell office:value-type="float" office:value="0.9">
                <text:p>0.9</text:p>
              </table:table-cell>
              <table:table-cell office:value-type="float" office:value="-0.35">
                <text:p>-0.35</text:p>
              </table:table-cell>
              <table:table-cell office:value-type="float" office:value="0.9">
                <text:p>0.9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35">
                <text:p>0.35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">
                <text:p>0.95</text:p>
              </table:table-cell>
              <table:table-cell office:value-type="float" office:value="-0.7">
                <text:p>-0.7</text:p>
              </table:table-cell>
              <table:table-cell office:value-type="float" office:value="0.95">
                <text:p>0.95</text:p>
              </table:table-cell>
              <table:table-cell office:value-type="float" office:value="-0.2">
                <text:p>-0.2</text:p>
              </table:table-cell>
              <table:table-cell office:value-type="float" office:value="0.95">
                <text:p>0.95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">
                <text:p>0.95</text:p>
              </table:table-cell>
              <table:table-cell office:value-type="float" office:value="0.7">
                <text:p>0.7</text:p>
              </table:table-cell>
              <table:table-cell office:value-type="float" office:value="0.95">
                <text:p>0.95</text:p>
              </table:table-cell>
              <table:table-cell office:value-type="float" office:value="0.2">
                <text:p>0.2</text:p>
              </table:table-cell>
              <table:table-cell office:value-type="float" office:value="0.95">
                <text:p>0.9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0.65">
                <text:p>-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">
                <text:p>1.05</text:p>
              </table:table-cell>
              <table:table-cell office:value-type="float" office:value="-0.55">
                <text:p>-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">
                <text:p>1.05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">
                <text:p>1.1</text:p>
              </table:table-cell>
              <table:table-cell office:value-type="float" office:value="-0.45">
                <text:p>-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">
                <text:p>1.1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5">
                <text:p>1.15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